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37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7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15" style:family="table-cell" style:parent-style-name="Default" style:data-style-name="N117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values into the yellow colored cells only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alculate feedback limits.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Enter the calculated feedback values into the Limits table below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Minimum</text:p>
          </table:table-cell>
          <table:table-cell table:style-name="ce6" office:value-type="string">
            <text:p>Maximum</text:p>
          </table:table-cell>
          <table:table-cell table:style-name="ce6" office:value-type="string">
            <text:p>Resolution/Turn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>
            <text:p>Potentiometer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834">
            <text:p>3834</text:p>
          </table:table-cell>
          <table:table-cell table:style-name="ce18" table:formula="of:=([.C8]-[.B8])/[.B9]" office:value-type="float" office:value="1278">
            <text:p>1278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ber of turns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17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17" table:number-columns-repeated="1021"/>
        </table:table-row>
        <table:table-row table:style-name="ro1">
          <table:table-cell/>
          <table:table-cell table:style-name="ce9" office:value-type="string">
            <text:p>Minimum</text:p>
          </table:table-cell>
          <table:table-cell table:style-name="ce9" office:value-type="string">
            <text:p>Maximum</text:p>
          </table:table-cell>
          <table:table-cell table:style-name="ce9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80">
            <text:p>180</text:p>
          </table:table-cell>
          <table:table-cell table:style-name="ce12" table:formula="of:=[.C12]-[.B12]" office:value-type="float" office:value="180">
            <text:p>180.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eedback</text:p>
          </table:table-cell>
          <table:table-cell table:style-name="ce10" table:formula="of:=[.C17] - ([.D8]*[.D12]/360)/2" office:value-type="float" office:value="1597.5">
            <text:p>1598</text:p>
          </table:table-cell>
          <table:table-cell table:style-name="ce10" table:formula="of:=[.C17] + ([.D8]*[.D12]/360)/2" office:value-type="float" office:value="2236.5">
            <text:p>2237</text:p>
          </table:table-cell>
          <table:table-cell table:style-name="ce11" table:formula="of:=[.C13]-[.B13]" office:value-type="float" office:value="639">
            <text:p>6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isconnect</text:p>
          </table:table-cell>
          <table:table-cell table:style-name="ce10" table:formula="of:=[.B13]-15" office:value-type="float" office:value="1582.5">
            <text:p>1583</text:p>
          </table:table-cell>
          <table:table-cell table:style-name="ce10" table:formula="of:=[.C13]+15" office:value-type="float" office:value="2251.5">
            <text:p>2252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1" office:value-type="string">
            <text:p>Degrees</text:p>
          </table:table-cell>
          <table:table-cell table:style-name="ce11" office:value-type="string">
            <text:p>Feedback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string">
            <text:p>Center</text:p>
          </table:table-cell>
          <table:table-cell table:style-name="ce12" table:formula="of:=([.C12]-[.B12])/2" office:value-type="float" office:value="90">
            <text:p>90.000</text:p>
          </table:table-cell>
          <table:table-cell table:style-name="ce10" table:formula="of:=([.C8]-[.B8])/2" office:value-type="float" office:value="1917">
            <text:p>1917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imits</text:p>
          </table:table-cell>
          <table:table-cell table:number-columns-repeated="1023"/>
        </table:table-row>
        <table:table-row table:style-name="ro1">
          <table:table-cell/>
          <table:table-cell table:style-name="ce13" office:value-type="string">
            <text:p>Minimum</text:p>
          </table:table-cell>
          <table:table-cell table:style-name="ce13" office:value-type="string">
            <text:p>Maximum</text:p>
          </table:table-cell>
          <table:table-cell table:style-name="ce13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1268">
            <text:p>1268</text:p>
          </table:table-cell>
          <table:table-cell table:style-name="ce14" office:value-type="float" office:value="2546">
            <text:p>2546</text:p>
          </table:table-cell>
          <table:table-cell table:style-name="ce19" table:formula="of:=[.C22]-[.B22]" office:value-type="float" office:value="1278">
            <text:p>1278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0">
            <text:p>360</text:p>
          </table:table-cell>
          <table:table-cell table:style-name="ce19" table:formula="of:=([.C23]-[.B23]) / ([.C22]-[.B22])" office:value-type="float" office:value="0.28169014084507">
            <text:p>0.281690140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feedback to degrees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1917">
            <text:p>19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grees</text:p>
          </table:table-cell>
          <table:table-cell table:style-name="ce15" table:formula="of:=[.B23]+([.B27]-[.B22])*([.C23]-[.B23])/[.D22]" office:value-type="float" office:value="182.816901408451">
            <text:p>182.81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degrees to feedback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125">
            <text:p>12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eedback</text:p>
          </table:table-cell>
          <table:table-cell table:style-name="ce16" table:formula="of:=[.B22]+([.B32]-[.B23])*[.D22]/([.C23]-[.B23])" office:value-type="float" office:value="1711.75">
            <text:p>171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0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k Tast</meta:initial-creator>
    <meta:creation-date>2012-07-27T12:47:01</meta:creation-date>
    <dc:date>2012-08-18T10:15:02</dc:date>
    <dc:creator>Patrik Tast</dc:creator>
    <meta:editing-duration>PT4H2M54S</meta:editing-duration>
    <meta:editing-cycles>16</meta:editing-cycles>
    <meta:generator>OpenOffice.org/3.3$Linux OpenOffice.org_project/330m20$Build-9567</meta:generator>
    <meta:document-statistic meta:table-count="3" meta:cell-count="53" meta:object-count="0"/>
  </office:meta>
</office:document-meta>
</file>